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d5fe" officeooo:paragraph-rsid="001fd5f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office:annotation office:name="__Annotation__0_3567952521" loext:resolved="false"><dc:creator>Unknown Author</dc:creator><dc:date>2024-09-22T17:56:44.506027343</dc:date><text:p text:style-name="Comment">Root</text:p></office:annotation>Text<office:annotation-end office:name="__Annotation__0_3567952521"/><office:annotation office:name="__Annotation__1_3567952521" loext:parent-name="__Annotation__0_3567952521" loext:resolved="false"><dc:creator>Unknown Author</dc:creator><dc:date>2024-09-22T17:56:52.678175118</dc:date><text:p text:style-name="Comment">Reply to root</text:p></office:annotation><office:annotation loext:parent-name="__Annotation__1_3567952521" loext:resolved="false"><dc:creator>Unknown Author</dc:creator><dc:date>2024-09-22T17:56:59.668592877</dc:date><text:p text:style-name="Comment">Reply to reply</text:p></office:annotatio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Comment" style:family="paragraph" style:parent-style-name="Standard" style:class="extra">
      <style:text-properties fo:font-size="10pt" style:font-size-asian="10pt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2T17:56:27.936276479</meta:creation-date>
    <dc:date>2024-09-22T17:59:02.111173676</dc:date>
    <meta:editing-duration>PT2M36S</meta:editing-duration>
    <meta:editing-cycles>1</meta:editing-cycles>
    <meta:document-statistic meta:table-count="0" meta:image-count="0" meta:object-count="0" meta:page-count="1" meta:paragraph-count="1" meta:word-count="1" meta:character-count="4" meta:non-whitespace-character-count="4"/>
    <meta:generator>Collabora_OfficeDev/24.04.7.2$Linux_X86_64 LibreOffice_project/f3208aa2b746c4b717f0f2d4378a977cd2b8cdb1</meta:generator>
  </office:meta>
</office:document-meta>
</file>